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cm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margin-left="0cm" fo:margin-right="1cm" fo:text-align="center" fo:text-indent="0cm"/>
    </style:style>
    <style:style style:name="P2" style:family="paragraph">
      <style:paragraph-properties fo:margin-left="0cm" fo:margin-right="1cm" fo:text-align="start" fo:text-indent="0cm"/>
    </style:style>
    <style:style style:name="P3" style:family="paragraph">
      <style:paragraph-properties fo:margin-left="0cm" fo:margin-right="1cm" fo:text-align="start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1cm" fo:text-indent="0cm"/>
    </style:style>
    <style:style style:name="P5" style:family="paragraph">
      <style:paragraph-properties fo:margin-left="0cm" fo:margin-right="1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1cm" fo:text-align="center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.3cm" fo:text-indent="0cm"/>
    </style:style>
    <style:style style:name="P9" style:family="paragraph">
      <style:paragraph-properties fo:margin-left="0cm" fo:margin-right="0.1cm" fo:text-indent="0cm"/>
    </style:style>
    <style:style style:name="P10" style:family="paragraph">
      <style:paragraph-properties fo:margin-left="0cm" fo:margin-right="1cm" fo:text-indent="0cm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 style:font-size-asian="18pt" style:font-size-complex="18pt"/>
    </style:style>
    <style:style style:name="P13" style:family="paragraph">
      <style:text-properties fo:font-size="12pt" style:font-size-asian="18pt" style:font-size-complex="18pt"/>
    </style:style>
    <style:style style:name="P14" style:family="paragraph">
      <style:text-properties fo:font-size="10pt" style:font-size-asian="18pt" style:font-size-complex="18pt"/>
    </style:style>
    <style:style style:name="P15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.6cm" svg:x="10.6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67cm" svg:height="0.645cm" svg:x="11.329cm" svg:y="3.9cm">
          <draw:text-box>
            <text:p text:style-name="P2"><text:span text:style-name="T1">Game</text:span></text:p>
          </draw:text-box>
        </draw:frame>
        <draw:line draw:style-name="gr3" draw:text-style-name="P1" draw:layer="layout" svg:x1="10.7cm" svg:y1="4.445cm" svg:x2="14.7cm" svg:y2="4.445cm">
          <text:p/>
        </draw:line>
        <draw:custom-shape draw:style-name="gr1" draw:text-style-name="P1" draw:layer="layout" svg:width="4cm" svg:height="2.521cm" svg:x="11.662cm" svg:y="12.5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484cm" svg:height="0.645cm" svg:x="12.262cm" svg:y="12.534cm">
          <draw:text-box>
            <text:p text:style-name="P4"><text:span text:style-name="T1">Player</text:span></text:p>
          </draw:text-box>
        </draw:frame>
        <draw:line draw:style-name="gr3" draw:text-style-name="P6" draw:layer="layout" svg:x1="11.662cm" svg:y1="13.079cm" svg:x2="15.662cm" svg:y2="13.1cm">
          <text:p/>
        </draw:line>
        <draw:custom-shape draw:style-name="gr1" draw:text-style-name="P6" draw:layer="layout" svg:width="4.8cm" svg:height="6cm" svg:x="19.517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438cm" svg:height="0.645cm" svg:x="20.079cm" svg:y="3.6cm">
          <draw:text-box>
            <text:p text:style-name="P4"><text:span text:style-name="T1">Board</text:span></text:p>
          </draw:text-box>
        </draw:frame>
        <draw:line draw:style-name="gr3" draw:text-style-name="P6" draw:layer="layout" svg:x1="19.517cm" svg:y1="4.1cm" svg:x2="24.317cm" svg:y2="4.1cm">
          <text:p/>
        </draw:line>
        <draw:custom-shape draw:style-name="gr1" draw:text-style-name="P6" draw:layer="layout" svg:width="4cm" svg:height="3cm" svg:x="22.695cm" svg:y="14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78cm" svg:height="0.645cm" svg:x="22.695cm" svg:y="14.5cm">
          <draw:text-box>
            <text:p text:style-name="P4"><text:span text:style-name="T1">Piece</text:span></text:p>
          </draw:text-box>
        </draw:frame>
        <draw:line draw:style-name="gr3" draw:text-style-name="P6" draw:layer="layout" svg:x1="22.695cm" svg:y1="15cm" svg:x2="26.695cm" svg:y2="15cm">
          <text:p/>
        </draw:line>
        <draw:custom-shape draw:style-name="gr1" draw:text-style-name="P6" draw:layer="layout" svg:width="3cm" svg:height="2cm" svg:x="12.4cm" svg:y="17.75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217cm" svg:height="0.645cm" svg:x="12.4cm" svg:y="17.755cm">
          <draw:text-box>
            <text:p text:style-name="P4"><text:span text:style-name="T1">Coordinate</text:span></text:p>
          </draw:text-box>
        </draw:frame>
        <draw:line draw:style-name="gr3" draw:text-style-name="P6" draw:layer="layout" svg:x1="12.4cm" svg:y1="18.255cm" svg:x2="15.4cm" svg:y2="18.255cm">
          <text:p/>
        </draw:line>
        <draw:custom-shape draw:style-name="gr1" draw:text-style-name="P6" draw:layer="layout" svg:width="3cm" svg:height="2.4cm" svg:x="18.7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357cm" svg:height="0.645cm" svg:x="18.7cm" svg:y="18.1cm">
          <draw:text-box>
            <text:p text:style-name="P4"><text:span text:style-name="T1">Move</text:span></text:p>
          </draw:text-box>
        </draw:frame>
        <draw:line draw:style-name="gr3" draw:text-style-name="P6" draw:layer="layout" svg:x1="18.7cm" svg:y1="18.6cm" svg:x2="21.7cm" svg:y2="18.6cm">
          <text:p/>
        </draw:line>
        <draw:frame draw:style-name="gr4" draw:text-style-name="P5" draw:layer="layout" svg:width="3.7cm" svg:height="4.585cm" svg:x="10.6cm" svg:y="4.545cm">
          <draw:text-box>
            <text:p text:style-name="P4"><text:span text:style-name="T1">start()</text:span></text:p>
            <text:p text:style-name="P4"><text:span text:style-name="T1">isFinished()</text:span></text:p>
            <text:p text:style-name="P4"><text:span text:style-name="T1">getWinner()</text:span></text:p>
            <text:p text:style-name="P4"><text:span text:style-name="T1">isStaleMate()</text:span></text:p>
            <text:p text:style-name="P7"><text:span text:style-name="T1">getActivePlayer()</text:span></text:p>
            <text:p text:style-name="P7"><text:span text:style-name="T1">undo()</text:span></text:p>
            <text:p text:style-name="P7"><text:span text:style-name="T1">redo()</text:span></text:p>
            <text:p text:style-name="P7"><text:span text:style-name="T1">startCLock()</text:span></text:p>
            <text:p text:style-name="P7"><text:span text:style-name="T1">getClock()</text:span></text:p>
            <text:p text:style-name="P7"><text:span text:style-name="T1"/></text:p>
            <text:p text:style-name="P4"><text:span text:style-name="T1"/></text:p>
          </draw:text-box>
        </draw:frame>
        <draw:frame draw:style-name="gr5" draw:text-style-name="P5" draw:layer="layout" svg:width="3.962cm" svg:height="2.221cm" svg:x="11.5cm" svg:y="12.979cm">
          <draw:text-box>
            <text:p text:style-name="P4"><text:span text:style-name="T1">getPlayerType()</text:span></text:p>
            <text:p text:style-name="P4"><text:span text:style-name="T1">getName()</text:span></text:p>
            <text:p text:style-name="P4"><text:span text:style-name="T1">getColor()</text:span></text:p>
            <text:p text:style-name="P4"><text:span text:style-name="T1">getMove()</text:span></text:p>
            <text:p text:style-name="P4"><text:span text:style-name="T1"/></text:p>
          </draw:text-box>
        </draw:frame>
        <draw:frame draw:style-name="gr2" draw:text-style-name="P5" draw:layer="layout" svg:width="2.463cm" svg:height="1.039cm" svg:x="12.3cm" svg:y="18.255cm">
          <draw:text-box>
            <text:p text:style-name="P4"><text:span text:style-name="T1">getX()</text:span></text:p>
            <text:p text:style-name="P4"><text:span text:style-name="T1">getY()</text:span></text:p>
          </draw:text-box>
        </draw:frame>
        <draw:frame draw:style-name="gr2" draw:text-style-name="P5" draw:layer="layout" svg:width="4.605cm" svg:height="1.827cm" svg:x="22.595cm" svg:y="14.973cm">
          <draw:text-box>
            <text:p text:style-name="P4"><text:span text:style-name="T1">getMoves()</text:span></text:p>
            <text:p text:style-name="P4"><text:span text:style-name="T1">getRepresentation()</text:span></text:p>
            <text:p text:style-name="P4"><text:span text:style-name="T1">getColor()</text:span></text:p>
            <text:p text:style-name="P4"><text:span text:style-name="T1">getPieceValue()</text:span></text:p>
          </draw:text-box>
        </draw:frame>
        <draw:frame draw:style-name="gr2" draw:text-style-name="P5" draw:layer="layout" svg:width="3.551cm" svg:height="1.827cm" svg:x="18.5cm" svg:y="18.567cm">
          <draw:text-box>
            <text:p text:style-name="P4"><text:span text:style-name="T1">getLocation()</text:span></text:p>
            <text:p text:style-name="P7"><text:span text:style-name="T1">getDestination()</text:span></text:p>
            <text:p text:style-name="P4"><text:span text:style-name="T1">IsValid()</text:span></text:p>
            <text:p text:style-name="P4"><text:span text:style-name="T1">execute()</text:span></text:p>
          </draw:text-box>
        </draw:frame>
        <draw:frame draw:style-name="gr6" draw:text-style-name="P5" draw:layer="layout" svg:width="4.571cm" svg:height="5.767cm" svg:x="19.377cm" svg:y="4.2cm">
          <draw:text-box>
            <text:p text:style-name="P4"><text:span text:style-name="T1">getAllPieces()</text:span></text:p>
            <text:p text:style-name="P4"><text:span text:style-name="T1">getPieceAt()</text:span></text:p>
            <text:p text:style-name="P4"><text:span text:style-name="T1">hasPiece()</text:span></text:p>
            <text:p text:style-name="P8"><text:span text:style-name="T1">getCoordinate()</text:span></text:p>
            <text:p text:style-name="P4"><text:span text:style-name="T1">addPiece()</text:span></text:p>
            <text:p text:style-name="P4"><text:span text:style-name="T1">removePiece()</text:span></text:p>
            <text:p text:style-name="P9"><text:span text:style-name="T1">getTurn()</text:span></text:p>
            <text:p text:style-name="P4"><text:span text:style-name="T1">movePiece()</text:span></text:p>
            <text:p text:style-name="P4"><text:span text:style-name="T1">getAllMoves()</text:span></text:p>
            <text:p text:style-name="P4"><text:span text:style-name="T1">getPrevious()</text:span></text:p>
            <text:p text:style-name="P4"><text:span text:style-name="T1">getData()</text:span></text:p>
            <text:p text:style-name="P4"><text:span text:style-name="T1">creatDefaultBoard()</text:span></text:p>
            <text:p text:style-name="P4"><text:span text:style-name="T1">clear()</text:span></text:p>
            <text:p text:style-name="P4"><text:span text:style-name="T1"/></text:p>
          </draw:text-box>
        </draw:frame>
        <draw:custom-shape draw:style-name="gr1" draw:text-style-name="P6" draw:layer="layout" svg:width="3cm" svg:height="1.4cm" svg:x="27.3cm" svg:y="10.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814cm" svg:height="0.645cm" svg:x="27.3cm" svg:y="10.7cm">
          <draw:text-box>
            <text:p text:style-name="P4"><text:span text:style-name="T1">Minimax</text:span></text:p>
          </draw:text-box>
        </draw:frame>
        <draw:line draw:style-name="gr3" draw:text-style-name="P6" draw:layer="layout" svg:x1="27.3cm" svg:y1="11.2cm" svg:x2="30.3cm" svg:y2="11.2cm">
          <text:p/>
        </draw:line>
        <draw:frame draw:style-name="gr2" draw:text-style-name="P5" draw:layer="layout" svg:width="3.051cm" svg:height="0.645cm" svg:x="27.2cm" svg:y="11.255cm">
          <draw:text-box>
            <text:p text:style-name="P4"><text:span text:style-name="T1">miniMax()</text:span></text:p>
          </draw:text-box>
        </draw:frame>
        <draw:custom-shape draw:style-name="gr1" draw:text-style-name="P6" draw:layer="layout" svg:width="3cm" svg:height="1.4cm" svg:x="33.9cm" svg:y="12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915cm" svg:height="0.645cm" svg:x="33.873cm" svg:y="12.7cm">
          <draw:text-box>
            <text:p text:style-name="P7"><text:span text:style-name="T1">BoardEvaluater</text:span></text:p>
          </draw:text-box>
        </draw:frame>
        <draw:line draw:style-name="gr3" draw:text-style-name="P6" draw:layer="layout" svg:x1="33.873cm" svg:y1="13.3cm" svg:x2="36.873cm" svg:y2="13.3cm">
          <text:p/>
        </draw:line>
        <draw:frame draw:style-name="gr2" draw:text-style-name="P5" draw:layer="layout" svg:width="3.06cm" svg:height="0.645cm" svg:x="34cm" svg:y="13.355cm">
          <draw:text-box>
            <text:p text:style-name="P4"><text:span text:style-name="T1">evaluate()</text:span></text:p>
          </draw:text-box>
        </draw:frame>
        <draw:custom-shape draw:style-name="gr1" draw:text-style-name="P6" draw:layer="layout" svg:width="6.4cm" svg:height="4.3cm" svg:x="30.3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3.614cm" svg:height="0.645cm" svg:x="30.3cm" svg:y="4.7cm">
          <draw:text-box>
            <text:p text:style-name="P4"><text:span text:style-name="T1">BoardAnalyer</text:span></text:p>
          </draw:text-box>
        </draw:frame>
        <draw:line draw:style-name="gr3" draw:text-style-name="P6" draw:layer="layout" svg:x1="30.3cm" svg:y1="5.3cm" svg:x2="36.7cm" svg:y2="5.3cm">
          <text:p/>
        </draw:line>
        <draw:frame draw:style-name="gr7" draw:text-style-name="P5" draw:layer="layout" svg:width="7.454cm" svg:height="3.797cm" svg:x="30.246cm" svg:y="5.4cm">
          <draw:text-box>
            <text:p text:style-name="P4"><text:span text:style-name="T1">isChecked()</text:span></text:p>
            <text:p text:style-name="P7"><text:span text:style-name="T1">isCheckmate()</text:span></text:p>
            <text:p text:style-name="P4"><text:span text:style-name="T1">isStalemate()</text:span></text:p>
            <text:p text:style-name="P7"><text:span text:style-name="T1">canAttackPiece()</text:span></text:p>
            <text:p text:style-name="P4"><text:span text:style-name="T1">getKing()</text:span></text:p>
            <text:p text:style-name="P4"><text:span text:style-name="T1">HasMoveWhereKingIsNotChecked()</text:span></text:p>
            <text:p text:style-name="P4"><text:span text:style-name="T1">CanMovePieceSoKingIsNotChecked()</text:span></text:p>
            <text:p text:style-name="P4"><text:span text:style-name="T1">WillBeCheckedAfterMove()</text:span></text:p>
            <text:p text:style-name="P4"><text:span text:style-name="T1"/></text:p>
          </draw:text-box>
        </draw:frame>
        <draw:custom-shape draw:style-name="gr1" draw:text-style-name="P6" draw:layer="layout" svg:width="4cm" svg:height="3cm" svg:x="4.034cm" svg:y="11.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266cm" svg:height="0.645cm" svg:x="4.034cm" svg:y="11.1cm">
          <draw:text-box>
            <text:p text:style-name="P4"><text:span text:style-name="T1">AlgebraicNotation</text:span></text:p>
          </draw:text-box>
        </draw:frame>
        <draw:line draw:style-name="gr3" draw:text-style-name="P6" draw:layer="layout" svg:x1="4.034cm" svg:y1="11.7cm" svg:x2="8.034cm" svg:y2="11.7cm">
          <text:p/>
        </draw:line>
        <draw:frame draw:style-name="gr2" draw:text-style-name="P5" draw:layer="layout" svg:width="3.708cm" svg:height="2.221cm" svg:x="3.934cm" svg:y="11.779cm">
          <draw:text-box>
            <text:p text:style-name="P4"><text:span text:style-name="T1">addNotation()</text:span></text:p>
            <text:p text:style-name="P4"><text:span text:style-name="T1">getNotations()</text:span></text:p>
            <text:p text:style-name="P7"><text:span text:style-name="T1">getNotation()</text:span></text:p>
            <text:p text:style-name="P4"><text:span text:style-name="T1">printAll()</text:span></text:p>
            <text:p text:style-name="P4"><text:span text:style-name="T1">printLast()</text:span></text:p>
          </draw:text-box>
        </draw:frame>
        <draw:custom-shape draw:style-name="gr1" draw:text-style-name="P6" draw:layer="layout" svg:width="6cm" svg:height="2.655cm" svg:x="1.1cm" svg:y="17.38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87cm" svg:height="0.645cm" svg:x="3.3cm" svg:y="17.34cm">
          <draw:text-box>
            <text:p text:style-name="P4"><text:span text:style-name="T1">Clock</text:span></text:p>
          </draw:text-box>
        </draw:frame>
        <draw:line draw:style-name="gr3" draw:text-style-name="P6" draw:layer="layout" svg:x1="1.1cm" svg:y1="17.885cm" svg:x2="7.1cm" svg:y2="17.885cm">
          <text:p/>
        </draw:line>
        <draw:frame draw:style-name="gr2" draw:text-style-name="P5" draw:layer="layout" svg:width="4.715cm" svg:height="2.615cm" svg:x="0.923cm" svg:y="17.785cm">
          <draw:text-box>
            <text:p text:style-name="P4"><text:span text:style-name="T1">getPlayerSeconds()</text:span></text:p>
            <text:p text:style-name="P4"><text:span text:style-name="T1">getTotalSeconds()</text:span></text:p>
            <text:p text:style-name="P4"><text:span text:style-name="T1">startTimeForPlayer()</text:span></text:p>
            <text:p text:style-name="P4"><text:span text:style-name="T1">stopTimeForPlayer()</text:span></text:p>
            <text:p text:style-name="P4"><text:span text:style-name="T1">overtime()</text:span></text:p>
            <text:p text:style-name="P4"><text:span text:style-name="T1"/></text:p>
          </draw:text-box>
        </draw:frame>
        <draw:custom-shape draw:style-name="gr1" draw:text-style-name="P6" draw:layer="layout" svg:width="5cm" svg:height="4cm" svg:x="1.2cm" svg:y="3.94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619cm" svg:height="0.645cm" svg:x="1.5cm" svg:y="3.9cm">
          <draw:text-box>
            <text:p text:style-name="P4"><text:span text:style-name="T1">UserInterface</text:span></text:p>
          </draw:text-box>
        </draw:frame>
        <draw:line draw:style-name="gr3" draw:text-style-name="P6" draw:layer="layout" svg:x1="1.2cm" svg:y1="4.445cm" svg:x2="6.2cm" svg:y2="4.445cm">
          <text:p/>
        </draw:line>
        <draw:frame draw:style-name="gr8" draw:text-style-name="P5" draw:layer="layout" svg:width="4.845cm" svg:height="2.615cm" svg:x="1.055cm" svg:y="4.53cm">
          <draw:text-box>
            <text:p text:style-name="P4"><text:span text:style-name="T1">start()</text:span></text:p>
            <text:p text:style-name="P4"><text:span text:style-name="T1">update()</text:span></text:p>
            <text:p text:style-name="P7"><text:span text:style-name="T1">showInvalidMoveMessage()</text:span></text:p>
            <text:p text:style-name="P4"><text:span text:style-name="T1">promptPlayer()</text:span></text:p>
            <text:p text:style-name="P4"><text:span text:style-name="T1">showGameOver()</text:span></text:p>
            <text:p text:style-name="P4"><text:span text:style-name="T1">promotion()</text:span></text:p>
          </draw:text-box>
        </draw:frame>
        <draw:line draw:style-name="gr3" draw:text-style-name="P6" draw:layer="layout" svg:x1="14.7cm" svg:y1="5.355cm" svg:x2="19.5cm" svg:y2="5.3cm">
          <text:p/>
        </draw:line>
        <draw:frame draw:style-name="gr2" draw:text-style-name="P5" draw:layer="layout" svg:width="1.697cm" svg:height="0.645cm" svg:x="14.6cm" svg:y="4.755cm">
          <draw:text-box>
            <text:p text:style-name="P4"><text:span text:style-name="T1">1</text:span></text:p>
          </draw:text-box>
        </draw:frame>
        <draw:frame draw:style-name="gr9" draw:text-style-name="P5" draw:layer="layout" svg:width="1.697cm" svg:height="1.045cm" svg:x="18.9cm" svg:y="4.769cm">
          <draw:text-box>
            <text:p text:style-name="P4"><text:span text:style-name="T1">1</text:span></text:p>
          </draw:text-box>
        </draw:frame>
        <draw:line draw:style-name="gr3" draw:text-style-name="P6" draw:layer="layout" svg:x1="12.4cm" svg:y1="8.5cm" svg:x2="12.4cm" svg:y2="12.6cm">
          <text:p/>
        </draw:line>
        <draw:frame draw:style-name="gr2" draw:text-style-name="P5" draw:layer="layout" svg:width="1.697cm" svg:height="0.645cm" svg:x="12.4cm" svg:y="8.555cm">
          <draw:text-box>
            <text:p text:style-name="P4"><text:span text:style-name="T1">1</text:span></text:p>
          </draw:text-box>
        </draw:frame>
        <draw:frame draw:style-name="gr2" draw:text-style-name="P5" draw:layer="layout" svg:width="1.697cm" svg:height="0.645cm" svg:x="12.3cm" svg:y="12cm">
          <draw:text-box>
            <text:p text:style-name="P4"><text:span text:style-name="T1">2</text:span></text:p>
          </draw:text-box>
        </draw:frame>
        <draw:line draw:style-name="gr3" draw:text-style-name="P6" draw:layer="layout" svg:x1="15.7cm" svg:y1="15cm" svg:x2="22.7cm" svg:y2="15.3cm">
          <text:p/>
        </draw:line>
        <draw:line draw:style-name="gr3" draw:text-style-name="P6" draw:layer="layout" svg:x1="22.3cm" svg:y1="9.6cm" svg:x2="24cm" svg:y2="14.5cm">
          <text:p/>
        </draw:line>
        <draw:frame draw:style-name="gr8" draw:text-style-name="P5" draw:layer="layout" svg:width="0.797cm" svg:height="0.645cm" svg:x="15.603cm" svg:y="14.355cm">
          <draw:text-box>
            <text:p text:style-name="P4"><text:span text:style-name="T1">1</text:span></text:p>
          </draw:text-box>
        </draw:frame>
        <draw:frame draw:style-name="gr2" draw:text-style-name="P5" draw:layer="layout" svg:width="2.281cm" svg:height="0.645cm" svg:x="21.619cm" svg:y="14.7cm">
          <draw:text-box>
            <text:p text:style-name="P4"><text:span text:style-name="T1">1..16</text:span></text:p>
          </draw:text-box>
        </draw:frame>
        <draw:frame draw:style-name="gr2" draw:text-style-name="P5" draw:layer="layout" svg:width="1.697cm" svg:height="0.645cm" svg:x="22.5cm" svg:y="9.555cm">
          <draw:text-box>
            <text:p text:style-name="P4"><text:span text:style-name="T1">1</text:span></text:p>
          </draw:text-box>
        </draw:frame>
        <draw:frame draw:style-name="gr2" draw:text-style-name="P5" draw:layer="layout" svg:width="2.281cm" svg:height="0.645cm" svg:x="24.119cm" svg:y="14cm">
          <draw:text-box>
            <text:p text:style-name="P4"><text:span text:style-name="T1">2..32</text:span></text:p>
          </draw:text-box>
        </draw:frame>
        <draw:line draw:style-name="gr3" draw:text-style-name="P6" draw:layer="layout" svg:x1="24.3cm" svg:y1="7cm" svg:x2="30.3cm" svg:y2="7cm">
          <text:p/>
        </draw:line>
        <draw:frame draw:style-name="gr10" draw:text-style-name="P5" draw:layer="layout" svg:width="1.697cm" svg:height="0.745cm" svg:x="24.177cm" svg:y="6.355cm">
          <draw:text-box>
            <text:p text:style-name="P4"><text:span text:style-name="T1">1</text:span></text:p>
          </draw:text-box>
        </draw:frame>
        <draw:frame draw:style-name="gr2" draw:text-style-name="P5" draw:layer="layout" svg:width="1.697cm" svg:height="0.645cm" svg:x="29.703cm" svg:y="6.455cm">
          <draw:text-box>
            <text:p text:style-name="P4"><text:span text:style-name="T1">1</text:span></text:p>
          </draw:text-box>
        </draw:frame>
        <draw:line draw:style-name="gr3" draw:text-style-name="P6" draw:layer="layout" svg:x1="15.4cm" svg:y1="19.3cm" svg:x2="18.6cm" svg:y2="19.6cm">
          <text:p/>
        </draw:line>
        <draw:frame draw:style-name="gr2" draw:text-style-name="P5" draw:layer="layout" svg:width="1.697cm" svg:height="0.645cm" svg:x="18.2cm" svg:y="18.455cm">
          <draw:text-box>
            <text:p text:style-name="P4"><text:span text:style-name="T1">1</text:span></text:p>
          </draw:text-box>
        </draw:frame>
        <draw:frame draw:style-name="gr2" draw:text-style-name="P5" draw:layer="layout" svg:width="1.697cm" svg:height="0.645cm" svg:x="15.303cm" svg:y="18.7cm">
          <draw:text-box>
            <text:p text:style-name="P4"><text:span text:style-name="T1">2</text:span></text:p>
          </draw:text-box>
        </draw:frame>
        <draw:line draw:style-name="gr3" draw:text-style-name="P6" draw:layer="layout" svg:x1="15.3cm" svg:y1="17.8cm" svg:x2="19.5cm" svg:y2="9.2cm">
          <text:p/>
        </draw:line>
        <draw:frame draw:style-name="gr2" draw:text-style-name="P5" draw:layer="layout" svg:width="1.697cm" svg:height="0.645cm" svg:x="19cm" svg:y="8.7cm">
          <draw:text-box>
            <text:p text:style-name="P4"><text:span text:style-name="T1">1</text:span></text:p>
          </draw:text-box>
        </draw:frame>
        <draw:frame draw:style-name="gr2" draw:text-style-name="P5" draw:layer="layout" svg:width="1.891cm" svg:height="0.645cm" svg:x="14.709cm" svg:y="17.2cm">
          <draw:text-box>
            <text:p text:style-name="P4"><text:span text:style-name="T1">64</text:span></text:p>
          </draw:text-box>
        </draw:frame>
        <draw:line draw:style-name="gr3" draw:text-style-name="P6" draw:layer="layout" svg:x1="24.3cm" svg:y1="9.4cm" svg:x2="27.6cm" svg:y2="10.7cm">
          <text:p/>
        </draw:line>
        <draw:frame draw:style-name="gr2" draw:text-style-name="P5" draw:layer="layout" svg:width="1.697cm" svg:height="0.645cm" svg:x="24.203cm" svg:y="8.861cm">
          <draw:text-box>
            <text:p text:style-name="P4"><text:span text:style-name="T1">1</text:span></text:p>
          </draw:text-box>
        </draw:frame>
        <draw:frame draw:style-name="gr2" draw:text-style-name="P5" draw:layer="layout" svg:width="1.697cm" svg:height="0.645cm" svg:x="27.34cm" svg:y="10.18cm">
          <draw:text-box>
            <text:p text:style-name="P4"><text:span text:style-name="T1">1</text:span></text:p>
          </draw:text-box>
        </draw:frame>
        <draw:line draw:style-name="gr3" draw:text-style-name="P6" draw:layer="layout" svg:x1="26.6cm" svg:y1="13.8cm" svg:x2="33.9cm" svg:y2="13.8cm">
          <text:p/>
        </draw:line>
        <draw:frame draw:style-name="gr10" draw:text-style-name="P5" draw:layer="layout" svg:width="1.697cm" svg:height="0.745cm" svg:x="23.5cm" svg:y="9.555cm">
          <draw:text-box>
            <text:p text:style-name="P4"><text:span text:style-name="T1">1</text:span></text:p>
          </draw:text-box>
        </draw:frame>
        <draw:frame draw:style-name="gr2" draw:text-style-name="P5" draw:layer="layout" svg:width="1.697cm" svg:height="0.645cm" svg:x="33.334cm" svg:y="13.2cm">
          <draw:text-box>
            <text:p text:style-name="P4"><text:span text:style-name="T1">1</text:span></text:p>
          </draw:text-box>
        </draw:frame>
        <draw:line draw:style-name="gr3" draw:text-style-name="P6" draw:layer="layout" svg:x1="34.6cm" svg:y1="12.6cm" svg:x2="32.8cm" svg:y2="9cm">
          <text:p/>
        </draw:line>
        <draw:frame draw:style-name="gr10" draw:text-style-name="P5" draw:layer="layout" svg:width="1.697cm" svg:height="0.745cm" svg:x="34.356cm" svg:y="12.015cm">
          <draw:text-box>
            <text:p text:style-name="P4"><text:span text:style-name="T1">1</text:span></text:p>
          </draw:text-box>
        </draw:frame>
        <draw:frame draw:style-name="gr11" draw:text-style-name="P5" draw:layer="layout" svg:width="1.697cm" svg:height="0.7cm" svg:x="32.913cm" svg:y="9.095cm">
          <draw:text-box>
            <text:p text:style-name="P4"><text:span text:style-name="T1">1</text:span></text:p>
          </draw:text-box>
        </draw:frame>
        <draw:line draw:style-name="gr3" draw:text-style-name="P6" draw:layer="layout" svg:x1="6.6cm" svg:y1="11.1cm" svg:x2="10.6cm" svg:y2="8.4cm">
          <text:p/>
        </draw:line>
        <draw:frame draw:style-name="gr2" draw:text-style-name="P5" draw:layer="layout" svg:width="1.697cm" svg:height="0.645cm" svg:x="5.837cm" svg:y="10.6cm">
          <draw:text-box>
            <text:p text:style-name="P4"><text:span text:style-name="T1">1</text:span></text:p>
          </draw:text-box>
        </draw:frame>
        <draw:frame draw:style-name="gr2" draw:text-style-name="P5" draw:layer="layout" svg:width="1.697cm" svg:height="0.645cm" svg:x="10.003cm" svg:y="8cm">
          <draw:text-box>
            <text:p text:style-name="P4"><text:span text:style-name="T1">1</text:span></text:p>
          </draw:text-box>
        </draw:frame>
        <draw:line draw:style-name="gr3" draw:text-style-name="P6" draw:layer="layout" svg:x1="10.7cm" svg:y1="5.7cm" svg:x2="6.2cm" svg:y2="5.7cm">
          <text:p/>
        </draw:line>
        <draw:frame draw:style-name="gr8" draw:text-style-name="P5" draw:layer="layout" svg:width="0.697cm" svg:height="0.645cm" svg:x="6.103cm" svg:y="5.155cm">
          <draw:text-box>
            <text:p text:style-name="P4"><text:span text:style-name="T1">1</text:span></text:p>
          </draw:text-box>
        </draw:frame>
        <draw:frame draw:style-name="gr8" draw:text-style-name="P5" draw:layer="layout" svg:width="1cm" svg:height="0.645cm" svg:x="10.074cm" svg:y="5.108cm">
          <draw:text-box>
            <text:p text:style-name="P4"><text:span text:style-name="T1">1</text:span></text:p>
          </draw:text-box>
        </draw:frame>
        <draw:line draw:style-name="gr3" draw:text-style-name="P6" draw:layer="layout" svg:x1="11.5cm" svg:y1="8.5cm" svg:x2="6.8cm" svg:y2="17.4cm">
          <text:p/>
        </draw:line>
        <draw:frame draw:style-name="gr12" draw:text-style-name="P5" draw:layer="layout" svg:width="1.697cm" svg:height="0.645cm" svg:x="6.2cm" svg:y="16.5cm">
          <draw:text-box>
            <text:p text:style-name="P4"><text:span text:style-name="T1">1</text:span></text:p>
          </draw:text-box>
        </draw:frame>
        <draw:frame draw:style-name="gr10" draw:text-style-name="P5" draw:layer="layout" svg:width="1.697cm" svg:height="0.745cm" svg:x="10.7cm" svg:y="8.6cm">
          <draw:text-box>
            <text:p text:style-name="P4"><text:span text:style-name="T1">1</text:span></text:p>
          </draw:text-box>
        </draw:frame>
        <draw:frame draw:style-name="gr2" draw:text-style-name="P10" draw:layer="layout" svg:width="6.671cm" svg:height="1.195cm" svg:x="16.3cm" svg:y="0.8cm">
          <draw:text-box>
            <text:p text:style-name="P4"><text:span text:style-name="T2">Design Model</text:span></text:p>
          </draw:text-box>
        </draw:frame>
        <draw:line draw:style-name="gr3" draw:text-style-name="P6" draw:layer="layout" svg:x1="20.4cm" svg:y1="9.6cm" svg:x2="20cm" svg:y2="18.1cm">
          <text:p/>
        </draw:line>
        <draw:frame draw:style-name="gr2" draw:text-style-name="P5" draw:layer="layout" svg:width="1.697cm" svg:height="0.645cm" svg:x="20.437cm" svg:y="9.637cm">
          <draw:text-box>
            <text:p text:style-name="P4"><text:span text:style-name="T1">1</text:span></text:p>
          </draw:text-box>
        </draw:frame>
        <draw:frame draw:style-name="gr2" draw:text-style-name="P5" draw:layer="layout" svg:width="2.027cm" svg:height="0.645cm" svg:x="20cm" svg:y="17.5cm">
          <draw:text-box>
            <text:p text:style-name="P4"><text:span text:style-name="T1">0..*</text:span></text:p>
          </draw:text-box>
        </draw:frame>
        <draw:frame draw:style-name="gr8" draw:text-style-name="P5" draw:layer="layout" svg:width="4.055cm" svg:height="0.645cm" svg:x="6.9cm" svg:y="5.1cm">
          <draw:text-box>
            <text:p text:style-name="P4"><text:span text:style-name="T1">Displays -&gt;</text:span></text:p>
          </draw:text-box>
        </draw:frame>
        <draw:frame draw:style-name="gr9" draw:text-style-name="P5" draw:layer="layout" svg:width="2.768cm" svg:height="1.045cm" draw:transform="rotate (1.59767439727561) translate (11.855cm 11.9cm)">
          <draw:text-box>
            <text:p text:style-name="P4"><text:span text:style-name="T1">Plays -&gt;</text:span></text:p>
          </draw:text-box>
        </draw:frame>
        <draw:frame draw:style-name="gr13" draw:text-style-name="P5" draw:layer="layout" svg:width="3.327cm" svg:height="1.063cm" draw:transform="rotate (1.55927715373173) translate (19.515cm 14.593cm)">
          <draw:text-box>
            <text:p text:style-name="P4"><text:span text:style-name="T1">Changes -&gt;</text:span></text:p>
          </draw:text-box>
        </draw:frame>
        <draw:frame draw:style-name="gr2" draw:text-style-name="P5" draw:layer="layout" svg:width="3.424cm" svg:height="0.645cm" svg:x="25.916cm" svg:y="6.437cm">
          <draw:text-box>
            <text:p text:style-name="P4"><text:span text:style-name="T1">&lt;-- Analyzes</text:span></text:p>
          </draw:text-box>
        </draw:frame>
        <draw:frame draw:style-name="gr2" draw:text-style-name="P5" draw:layer="layout" svg:width="3.907cm" svg:height="0.645cm" draw:transform="rotate (1.09711396780364) translate (8.244cm 13.477cm)">
          <draw:text-box>
            <text:p text:style-name="P4"><text:span text:style-name="T1">Keeps Time --&gt;</text:span></text:p>
          </draw:text-box>
        </draw:frame>
        <draw:frame draw:style-name="gr2" draw:text-style-name="P5" draw:layer="layout" svg:width="3.238cm" svg:height="0.645cm" draw:transform="rotate (0.606850980918428) translate (6.866cm 10.215cm)">
          <draw:text-box>
            <text:p text:style-name="P4"><text:span text:style-name="T1">Displays -&gt;</text:span></text:p>
          </draw:text-box>
        </draw:frame>
        <draw:frame draw:style-name="gr2" draw:text-style-name="P5" draw:layer="layout" svg:width="3.305cm" svg:height="0.645cm" draw:transform="rotate (1.11055300304399) translate (16.471cm 14.03cm)">
          <draw:text-box>
            <text:p text:style-name="P4"><text:span text:style-name="T1">&lt;- Contains</text:span></text:p>
          </draw:text-box>
        </draw:frame>
        <draw:line draw:style-name="gr3" draw:text-style-name="P6" draw:layer="layout" svg:x1="24.8cm" svg:y1="17.5cm" svg:x2="21.7cm" svg:y2="19.7cm">
          <text:p/>
        </draw:line>
        <draw:frame draw:style-name="gr14" draw:text-style-name="P5" draw:layer="layout" svg:width="1.697cm" svg:height="0.645cm" svg:x="24.503cm" svg:y="17.5cm">
          <draw:text-box>
            <text:p text:style-name="P4"><text:span text:style-name="T1">1</text:span></text:p>
          </draw:text-box>
        </draw:frame>
        <draw:frame draw:style-name="gr2" draw:text-style-name="P5" draw:layer="layout" svg:width="2.027cm" svg:height="0.645cm" svg:x="21.717cm" svg:y="19.402cm">
          <draw:text-box>
            <text:p text:style-name="P4"><text:span text:style-name="T1">0..*</text:span></text:p>
          </draw:text-box>
        </draw:frame>
        <draw:frame draw:style-name="gr2" draw:text-style-name="P5" draw:layer="layout" svg:width="3.682cm" svg:height="0.645cm" svg:x="16.174cm" svg:y="4.679cm">
          <draw:text-box>
            <text:p text:style-name="P4"><text:span text:style-name="T1">Played on <text:s/>--&gt;</text:span></text:p>
          </draw:text-box>
        </draw:frame>
        <draw:frame draw:style-name="gr15" draw:text-style-name="P5" draw:layer="layout" svg:width="2.819cm" svg:height="0.645cm" draw:transform="rotate (-0.0757472895365539) translate (17.616cm 14.403cm)">
          <draw:text-box>
            <text:p text:style-name="P4"><text:span text:style-name="T1">Owns -&gt;</text:span></text:p>
          </draw:text-box>
        </draw:frame>
        <draw:frame draw:style-name="gr2" draw:text-style-name="P5" draw:layer="layout" svg:width="3.305cm" svg:height="0.645cm" draw:transform="rotate (-0.0855211333477215) translate (15.855cm 18.8cm)">
          <draw:text-box>
            <text:p text:style-name="P4"><text:span text:style-name="T1">&lt;- Contains</text:span></text:p>
          </draw:text-box>
        </draw:frame>
        <draw:frame draw:style-name="gr2" draw:text-style-name="P5" draw:layer="layout" svg:width="3.305cm" svg:height="0.645cm" draw:transform="rotate (0.642281164733913) translate (21.867cm 18.98cm)">
          <draw:text-box>
            <text:p text:style-name="P4"><text:span text:style-name="T1">&lt;- Contains</text:span></text:p>
          </draw:text-box>
        </draw:frame>
        <draw:frame draw:style-name="gr2" draw:text-style-name="P5" draw:layer="layout" svg:width="3.305cm" svg:height="0.645cm" draw:transform="rotate (-1.20741877652968) translate (23.225cm 10.582cm)">
          <draw:text-box>
            <text:p text:style-name="P4"><text:span text:style-name="T1">&lt;- Contains</text:span></text:p>
          </draw:text-box>
        </draw:frame>
        <draw:frame draw:style-name="gr2" draw:text-style-name="P5" draw:layer="layout" svg:width="3.407cm" svg:height="0.645cm" draw:transform="rotate (-0.359712358836031) translate (24.911cm 9cm)">
          <draw:text-box>
            <text:p text:style-name="P4"><text:span text:style-name="T1">&lt;- Searches</text:span></text:p>
          </draw:text-box>
        </draw:frame>
        <draw:frame draw:style-name="gr2" draw:text-style-name="P5" draw:layer="layout" svg:width="3.458cm" svg:height="0.645cm" draw:transform="rotate (0.000174532925199433) translate (26.415cm 13.127cm)">
          <draw:text-box>
            <text:p text:style-name="P4"><text:span text:style-name="T1">&lt;- Evaluates</text:span></text:p>
          </draw:text-box>
        </draw:frame>
        <draw:frame draw:style-name="gr2" draw:text-style-name="P5" draw:layer="layout" svg:width="3.327cm" svg:height="0.645cm" draw:transform="rotate (-1.11160020059519) translate (33.778cm 9.4cm)">
          <draw:text-box>
            <text:p text:style-name="P4"><text:span text:style-name="T1">Analyzes -&gt;</text:span></text:p>
          </draw:text-box>
        </draw:frame>
        <draw:frame draw:style-name="gr16" draw:layer="layout" svg:width="0.502cm" svg:height="1.187cm" svg:x="3.8cm" svg:y="19.14cm">
          <draw:text-box>
            <text:p/>
          </draw:text-box>
        </draw:frame>
        <draw:line draw:style-name="gr17" draw:text-style-name="P11" draw:layer="layout" svg:x1="26.6cm" svg:y1="13.8cm" svg:x2="23.9cm" svg:y2="9.6cm">
          <text:p/>
        </draw:line>
        <draw:custom-shape draw:style-name="gr1" draw:text-style-name="P12" draw:layer="layout" svg:width="3.1cm" svg:height="1.3cm" svg:x="24.199cm" svg:y="21.8cm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21.4cm" svg:y1="20.5cm" svg:x2="24.2cm" svg:y2="21.1cm">
          <text:p/>
        </draw:line>
        <draw:frame draw:style-name="gr18" draw:text-style-name="P13" draw:layer="layout" svg:width="0.739cm" svg:height="0.73cm" svg:x="23.661cm" svg:y="22.1cm">
          <draw:text-box>
            <text:p><text:span text:style-name="T3">1</text:span></text:p>
          </draw:text-box>
        </draw:frame>
        <draw:line draw:style-name="gr3" draw:text-style-name="P12" draw:layer="layout" svg:x1="11.9cm" svg:y1="15.4cm" svg:x2="9.8cm" svg:y2="20.8cm">
          <text:p/>
        </draw:line>
        <draw:frame draw:style-name="gr2" draw:text-style-name="P13" draw:layer="layout" svg:width="0.739cm" svg:height="0.725cm" svg:x="11.2cm" svg:y="14.875cm">
          <draw:text-box>
            <text:p><text:span text:style-name="T3">1</text:span></text:p>
          </draw:text-box>
        </draw:frame>
        <draw:frame draw:style-name="gr2" draw:text-style-name="P13" draw:layer="layout" svg:width="0.739cm" svg:height="0.725cm" svg:x="11.6cm" svg:y="21.8cm">
          <draw:text-box>
            <text:p><text:span text:style-name="T3">1</text:span></text:p>
          </draw:text-box>
        </draw:frame>
        <draw:custom-shape draw:style-name="gr19" draw:text-style-name="P11" draw:layer="layout" svg:width="0.3cm" svg:height="0.4cm" svg:x="18.4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2" draw:layer="layout" svg:width="3.1cm" svg:height="1.4cm" svg:x="24.2cm" svg:y="20.6cm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24.2cm" svg:y1="21.126cm" svg:x2="27.3cm" svg:y2="21.1cm">
          <text:p/>
        </draw:line>
        <draw:frame draw:style-name="gr2" draw:text-style-name="P13" draw:layer="layout" svg:width="2.949cm" svg:height="0.725cm" svg:x="24.151cm" svg:y="20.575cm">
          <draw:text-box>
            <text:p><text:span text:style-name="T3">NetworkCom</text:span></text:p>
          </draw:text-box>
        </draw:frame>
        <draw:frame draw:style-name="gr2" draw:text-style-name="P13" draw:layer="layout" svg:width="2.145cm" svg:height="1.673cm" svg:x="24.055cm" svg:y="21.9cm">
          <draw:text-box>
            <text:p><text:span text:style-name="T3">send()</text:span></text:p>
            <text:p><text:span text:style-name="T3">recieve()</text:span></text:p>
            <text:p><text:span text:style-name="T3"/></text:p>
          </draw:text-box>
        </draw:frame>
        <draw:custom-shape draw:style-name="gr1" draw:text-style-name="P11" draw:layer="layout" svg:width="4.3cm" svg:height="1.8cm" svg:x="7.4cm" svg:y="20.8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775cm" svg:height="0.645cm" svg:x="7.485cm" svg:y="20.702cm">
          <draw:text-box>
            <text:p text:style-name="P14">NetworkPlayer</text:p>
          </draw:text-box>
        </draw:frame>
        <draw:line draw:style-name="gr3" draw:text-style-name="P15" draw:layer="layout" svg:x1="7.4cm" svg:y1="21.259cm" svg:x2="11.7cm" svg:y2="21.259cm">
          <text:p/>
        </draw:line>
        <draw:custom-shape draw:style-name="gr1" draw:text-style-name="P15" draw:layer="layout" svg:width="0.2cm" svg:height="0.3cm" svg:x="11.8cm" svg:y="15.0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5" draw:layer="layout" svg:x1="11.7cm" svg:y1="22.4cm" svg:x2="24.2cm" svg:y2="22.7cm">
          <text:p/>
        </draw:line>
        <draw:frame draw:style-name="gr2" draw:text-style-name="P14" draw:layer="layout" svg:width="2.695cm" svg:height="1.827cm" svg:x="7.205cm" svg:y="21.173cm">
          <draw:text-box>
            <text:p text:style-name="P14">isServer()</text:p>
            <text:p text:style-name="P14">startServer()</text:p>
            <text:p text:style-name="P14">connectHost()</text:p>
            <text:p text:style-name="P14"/>
          </draw:text-box>
        </draw:frame>
        <draw:frame draw:style-name="gr2" draw:text-style-name="P14" draw:layer="layout" svg:width="1.37cm" svg:height="0.645cm" draw:transform="rotate (1.15069557583986) translate (10.1cm 18.537cm)">
          <draw:text-box>
            <text:p text:style-name="P14">is a-&gt;</text:p>
          </draw:text-box>
        </draw:frame>
        <draw:frame draw:style-name="gr2" draw:text-style-name="P14" draw:layer="layout" svg:width="0.697cm" svg:height="0.645cm" svg:x="9.303cm" svg:y="20.313cm">
          <draw:text-box>
            <text:p text:style-name="P14">1</text:p>
          </draw:text-box>
        </draw:frame>
        <draw:frame draw:style-name="gr2" draw:text-style-name="P14" draw:layer="layout" svg:width="0.697cm" svg:height="0.645cm" svg:x="21.503cm" svg:y="20.055cm">
          <draw:text-box>
            <text:p text:style-name="P14">1</text:p>
          </draw:text-box>
        </draw:frame>
        <draw:frame draw:style-name="gr2" draw:text-style-name="P14" draw:layer="layout" svg:width="0.697cm" svg:height="0.645cm" svg:x="23.703cm" svg:y="20.555cm">
          <draw:text-box>
            <text:p text:style-name="P14">1</text:p>
          </draw:text-box>
        </draw:frame>
        <draw:frame draw:style-name="gr2" draw:text-style-name="P14" draw:layer="layout" svg:width="2.5cm" svg:height="0.645cm" draw:transform="rotate (-0.231430658814448) translate (21.779cm 20.062cm)">
          <draw:text-box>
            <text:p text:style-name="P14">&lt;-Transports</text:p>
          </draw:text-box>
        </draw:frame>
        <draw:frame draw:style-name="gr2" draw:text-style-name="P14" draw:layer="layout" svg:width="1.535cm" svg:height="1.039cm" svg:x="24.065cm" svg:y="21.061cm">
          <draw:text-box>
            <text:p text:style-name="P14">Server</text:p>
            <text:p text:style-name="P14">Client</text:p>
          </draw:text-box>
        </draw:frame>
        <draw:custom-shape draw:style-name="gr1" draw:text-style-name="P15" draw:layer="layout" svg:width="0.4cm" svg:height="0.4cm" svg:x="15.615cm" svg:y="14.8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5" draw:layer="layout" svg:width="0.3cm" svg:height="0.4cm" svg:x="23.9cm" svg:y="9.5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5" draw:layer="layout" svg:width="0.4cm" svg:height="0.4cm" svg:x="24.25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5" draw:layer="layout" svg:width="0.4cm" svg:height="0.5cm" svg:x="22.2cm" svg:y="9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5" draw:layer="layout" svg:width="0.4cm" svg:height="0.4cm" svg:x="24.5cm" svg:y="17.3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0.4cm" svg:height="0.5cm" svg:x="14.557cm" svg:y="5.1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5" draw:layer="layout" svg:width="0.4cm" svg:height="0.4cm" svg:x="11.23cm" svg:y="8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5" draw:layer="layout" svg:width="0.4cm" svg:height="0.5cm" svg:x="11.599cm" svg:y="2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4" draw:layer="layout" svg:width="3.182cm" svg:height="0.645cm" draw:transform="rotate (-0.0455530934770521) translate (15.816cm 21.928cm)">
          <draw:text-box>
            <text:p text:style-name="P14">Communicates-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1:55:34.194000000</meta:creation-date>
    <dc:date>2014-05-06T15:30:59.132000000</dc:date>
    <meta:editing-duration>PT3H56M21S</meta:editing-duration>
    <meta:editing-cycles>32</meta:editing-cycles>
    <meta:generator>LibreOffice/4.2.2.1$Windows_x86 LibreOffice_project/3be8cda0bddd8e430d8cda1ebfd581265cca5a0f</meta:generator>
    <meta:document-statistic meta:object-count="143"/>
  </office:meta>
</office:document-meta>
</file>